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43fb" officeooo:paragraph-rsid="001643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基础</text:p>
      <text:p text:style-name="P1"/>
      <text:p text:style-name="P1"><text:s/>1. 函数</text:p>
      <text:p text:style-name="P1"/>
      <text:p text:style-name="P1"><text:s/>学习目标</text:p>
      <text:p text:style-name="P1">1. 学会定义一个函数</text:p>
      <text:p text:style-name="P1">2. 学会调用函数</text:p>
      <text:p text:style-name="P1"/>
      <text:p text:style-name="P1"><text:s/>1.1 函数的定义</text:p>
      <text:p text:style-name="P1"/>
      <text:p text:style-name="P1">例1.我们已经知道，为了输出一个乘法表，可输入这样的命令：</text:p>
      <text:p text:style-name="P1"><text:s text:c="4"/></text:p>
      <text:p text:style-name="P1"><text:s text:c="4"/>&gt;&gt;&gt; for i in range(1, 10):</text:p>
      <text:p text:style-name="P1"><text:s text:c="4"/>... <text:s text:c="2"/>print</text:p>
      <text:p text:style-name="P1"><text:s text:c="4"/>... <text:s text:c="2"/>for j in range(1, i+1):</text:p>
      <text:p text:style-name="P1"><text:s text:c="4"/>... <text:s text:c="4"/>print "%d*%d=%d" % (i, j, i*j),</text:p>
      <text:p text:style-name="P1"><text:s text:c="4"/>...</text:p>
      <text:p text:style-name="P1"><text:s text:c="4"/></text:p>
      <text:p text:style-name="P1">其结果就是一个乘法表：</text:p>
      <text:p text:style-name="P1"/>
      <text:p text:style-name="P1"><text:s text:c="4"/>1*1=1</text:p>
      <text:p text:style-name="P1"><text:s text:c="4"/>2*1=2 2*2=4</text:p>
      <text:p text:style-name="P1"><text:s text:c="4"/>3*1=3 3*2=6 3*3=9</text:p>
      <text:p text:style-name="P1"><text:s text:c="4"/>4*1=4 4*2=8 4*3=12 4*4=16</text:p>
      <text:p text:style-name="P1"><text:s text:c="4"/>5*1=5 5*2=10 5*3=15 5*4=20 5*5=25</text:p>
      <text:p text:style-name="P1"><text:s text:c="4"/>6*1=6 6*2=12 6*3=18 6*4=24 6*5=30 6*6=36</text:p>
      <text:p text:style-name="P1"><text:s text:c="4"/>7*1=7 7*2=14 7*3=21 7*4=28 7*5=35 7*6=42 7*7=49</text:p>
      <text:p text:style-name="P1"><text:s text:c="4"/>8*1=8 8*2=16 8*3=24 8*4=32 8*5=40 8*6=48 8*7=56 8*8=64</text:p>
      <text:p text:style-name="P1"><text:s text:c="4"/>9*1=9 9*2=18 9*3=27 9*4=36 9*5=45 9*6=54 9*7=63 9*8=72 9*9=81</text:p>
      <text:p text:style-name="P1"/>
      <text:p text:style-name="P1">如果我们在多个地方都需要打印出这样一个表，那么我们每次都要调用上面的代码。为了消除这种不便，一个方法就是：我们定义一个函数，将以上代码封装起来，以后再次需要打印这个乘法表时，我们执行这个函数。</text:p>
      <text:p text:style-name="P1"/>
      <text:p text:style-name="P1"><text:s/>定义一个函数</text:p>
      <text:p text:style-name="P1">对于上述问题，我们可以定义出打印乘法表的函数：</text:p>
      <text:p text:style-name="P1"><text:s text:c="4"/></text:p>
      <text:p text:style-name="P1"><text:s text:c="4"/>def multip_tab():</text:p>
      <text:p text:style-name="P1"><text:s text:c="6"/>for i in range(1, 10):</text:p>
      <text:p text:style-name="P1"><text:s text:c="8"/>print</text:p>
      <text:p text:style-name="P1"><text:s text:c="8"/>for j in range(1, i+1):</text:p>
      <text:p text:style-name="P1"><text:s text:c="10"/>print "%d*%d=%d" % (i, j, i*j),</text:p>
      <text:p text:style-name="P1"/>
      <text:p text:style-name="P1"><text:s/>调用该函数:</text:p>
      <text:p text:style-name="P1"/>
      <text:p text:style-name="P1"><text:s text:c="4"/>multip_tab()</text:p>
      <text:p text:style-name="P1"/>
      <text:p text:style-name="P1"/>
      <text:p text:style-name="P1"><text:s/>函数的含义</text:p>
      <text:p text:style-name="P1">- 一个函数是将一些语句集合在一起的部件，使得它们能够不止一次地在程序中运行</text:p>
      <text:p text:style-name="P1">- 函数能计算出一个返回值</text:p>
      <text:p text:style-name="P1">- 函数是一个程序结构部件</text:p>
      <text:p text:style-name="P1"><text:soft-page-break/></text:p>
      <text:p text:style-name="P1"><text:s/>基本语法</text:p>
      <text:p text:style-name="P1"/>
      <text:p text:style-name="P1"><text:s text:c="4"/>def &lt;函数名&gt; (参数1, 参数2, ...):</text:p>
      <text:p text:style-name="P1"><text:s text:c="4"/><text:tab/>"""</text:p>
      <text:p text:style-name="P1"><text:tab/> <text:s text:c="3"/>关于该函数的文档.</text:p>
      <text:p text:style-name="P1"><text:s text:c="4"/><text:tab/>"""</text:p>
      <text:p text:style-name="P1"><text:tab/> <text:s text:c="3"/>代码块</text:p>
      <text:p text:style-name="P1"/>
      <text:p text:style-name="P1"><text:s/>为什么要使用函数？</text:p>
      <text:p text:style-name="P1">- 函数可以封装一个功能，该功能可以被多次使用从而达到代码别重复使用</text:p>
      <text:p text:style-name="P1">- 使用函数可以将复杂的系统分解为简单的部件（举例）</text:p>
      <text:p text:style-name="P1"/>
      <text:p text:style-name="P1"/>
      <text:p text:style-name="P1"><text:s/>函数定义的举例 (终端展示)</text:p>
      <text:p text:style-name="P1">从简单的函数开始。</text:p>
      <text:p text:style-name="P1"/>
      <text:p text:style-name="P1">例2. 这是一个在交互式模式下输入的定义语句。它定义了一个名为times的函数，这函数将返回两个参数乘积。</text:p>
      <text:p text:style-name="P1"/>
      <text:p text:style-name="P1"><text:s text:c="4"/>&gt;&gt;&gt; def times(x,y):</text:p>
      <text:p text:style-name="P1"><text:tab/>... <text:s text:c="3"/>result = x * y</text:p>
      <text:p text:style-name="P1"><text:tab/>... <text:s text:c="3"/>return result</text:p>
      <text:p text:style-name="P1"><text:tab/>...</text:p>
      <text:p text:style-name="P1"><text:tab/></text:p>
      <text:p text:style-name="P1">注意：</text:p>
      <text:p text:style-name="P1">- 语句def标志着函数定义的开始</text:p>
      <text:p text:style-name="P1">- 语句def后接函数名</text:p>
      <text:p text:style-name="P1">- 括号中的x,y是函数的参数,要放在函数名后的括号内</text:p>
      <text:p text:style-name="P1">- return将计算机得到的值传回给调用者</text:p>
      <text:p text:style-name="P1">- 冒号后一行,必须缩进</text:p>
      <text:p text:style-name="P1">- 要结束像定义这样的多行语句,需要按两次Enter键</text:p>
      <text:p text:style-name="P1"/>
      <text:p text:style-name="P1"/>
      <text:p text:style-name="P1">例3. 无return语句的函数</text:p>
      <text:p text:style-name="P1"/>
      <text:p text:style-name="P1"><text:s text:c="4"/>&gt;&gt;&gt; def my_print():</text:p>
      <text:p text:style-name="P1"><text:tab/>... <text:s text:c="3"/>print "This is a function returns None."</text:p>
      <text:p text:style-name="P1"><text:tab/>...</text:p>
      <text:p text:style-name="P1"/>
      <text:p text:style-name="P1"><text:s/>1.2 函数的调用</text:p>
      <text:p text:style-name="P1"/>
      <text:p text:style-name="P1">举例：</text:p>
      <text:p text:style-name="P1"/>
      <text:p text:style-name="P1"><text:s text:c="4"/>&gt;&gt;&gt; result = times(1, 3)</text:p>
      <text:p text:style-name="P1"/>
      <text:p text:style-name="P1"><text:s/>1.2.1 在终端调用：</text:p>
      <text:p text:style-name="P1"/>
      <text:p text:style-name="P1">在def运行以后，可以在程序中通过在函数名后增加括号来调用这个函数。 括号中可以包含一个或多个对象参数。</text:p>
      <text:p text:style-name="P1"/>
      <text:p text:style-name="P1">语法：</text:p>
      <text:p text:style-name="P1"><text:soft-page-break/><text:s text:c="4"/></text:p>
      <text:p text:style-name="P1"><text:s text:c="4"/>函数名(参数1,参数2,...)</text:p>
      <text:p text:style-name="P1"/>
      <text:p text:style-name="P1">调用times(x,y)：</text:p>
      <text:p text:style-name="P1"/>
      <text:p text:style-name="P1">可以直接把数值对象传给函数</text:p>
      <text:p text:style-name="P1"/>
      <text:p text:style-name="P1"><text:s text:c="4"/>&gt;&gt;&gt; times(10,-8)</text:p>
      <text:p text:style-name="P1">这表达式传递了两个参数给times函数。函数头部的x赋值为10,把y赋值为-8。 <text:s text:c="3"/></text:p>
      <text:p text:style-name="P1"><text:s text:c="4"/></text:p>
      <text:p text:style-name="P1">或者先把数值对象赋值给变量，再把变量作为实际参数传入函数：</text:p>
      <text:p text:style-name="P1"><text:s text:c="4"/></text:p>
      <text:p text:style-name="P1"><text:s text:c="4"/>&gt;&gt;&gt; a = 3</text:p>
      <text:p text:style-name="P1"><text:s text:c="4"/>&gt;&gt;&gt; b = 5</text:p>
      <text:p text:style-name="P1"><text:s text:c="4"/>&gt;&gt;&gt; times(a,b)</text:p>
      <text:p text:style-name="P1"><text:s text:c="4"/></text:p>
      <text:p text:style-name="P1">注意：　</text:p>
      <text:p text:style-name="P1"/>
      <text:p text:style-name="P1">在交互模式下调用函数时，函数名前可以省略“print”.函数默认会打印返回值。</text:p>
      <text:p text:style-name="P1"/>
      <text:p text:style-name="P1"><text:s/>1.2.2 通过模块文件调用</text:p>
      <text:p text:style-name="P1">为了能够永久地保存程序，需要将代码写入文件中。这样的文件通常称为模块。</text:p>
      <text:p text:style-name="P1"/>
      <text:p text:style-name="P1">模块是一个包含了Python语句的简单文本文件。</text:p>
      <text:p text:style-name="P1"/>
      <text:p text:style-name="P1">如函数是定义在模块中，必须先导入这个函数，再调用它。导入函数的语法为</text:p>
      <text:p text:style-name="P1"/>
      <text:p text:style-name="P1"><text:s text:c="4"/>from 模块名 import 函数名</text:p>
      <text:p text:style-name="P1"/>
      <text:p text:style-name="P1">例4. 函数times()定义在模块utils.py中，调用该函数。</text:p>
      <text:p text:style-name="P1"/>
      <text:p text:style-name="P1">步骤１：在Pycharm新建文件utils.py,写入</text:p>
      <text:p text:style-name="P1"><text:s text:c="4"/></text:p>
      <text:p text:style-name="P1"><text:s text:c="4"/>#coding: utf-8</text:p>
      <text:p text:style-name="P1"><text:s text:c="4"/>def times(x,y):</text:p>
      <text:p text:style-name="P1"><text:s text:c="8"/>result = x * y</text:p>
      <text:p text:style-name="P1"><text:s text:c="8"/>return result</text:p>
      <text:p text:style-name="P1"/>
      <text:p text:style-name="P1">步骤２：又用Pycharm在同目录下新建脚本文件run.py，写入：</text:p>
      <text:p text:style-name="P1"/>
      <text:p text:style-name="P1"><text:s text:c="4"/>#coding:utf-8</text:p>
      <text:p text:style-name="P1"><text:s text:c="4"/>from utils import times</text:p>
      <text:p text:style-name="P1"><text:s text:c="4"/></text:p>
      <text:p text:style-name="P1"><text:s text:c="4"/>a = 4</text:p>
      <text:p text:style-name="P1"><text:s text:c="4"/>b = 9</text:p>
      <text:p text:style-name="P1"><text:s text:c="4"/>s = times(a,b)</text:p>
      <text:p text:style-name="P1"/>
      <text:p text:style-name="P1"><text:s text:c="4"/>print "The multiplication of {0} and {1} is {2}.".format(a,b,s)</text:p>
      <text:p text:style-name="P1"/>
      <text:p text:style-name="P1">步骤３：点击运行run(运行)图标，可以看到运行结果</text:p>
      <text:p text:style-name="P1"><text:s text:c="4"/></text:p>
      <text:p text:style-name="P1"><text:s text:c="4"/>/usr/bin/python2.7 /home/huang/.PyCharmCE2017.2/config/scratches/run.py</text:p>
      <text:p text:style-name="P1"><text:soft-page-break/><text:s text:c="4"/>The multiplicaton of 4 and 9 is 36.</text:p>
      <text:p text:style-name="P1"/>
      <text:p text:style-name="P1"><text:s/>1.2.3 函数调用举例（2）</text:p>
      <text:p text:style-name="P1">例5.</text:p>
      <text:p text:style-name="P1"><text:s text:c="4"/></text:p>
      <text:p text:style-name="P1"><text:s text:c="4"/>#coding:utf-8</text:p>
      <text:p text:style-name="P1"><text:s text:c="4"/>#引入函数</text:p>
      <text:p text:style-name="P1"><text:s text:c="4"/>from utils import times</text:p>
      <text:p text:style-name="P1"><text:s text:c="4"/>#调用函数</text:p>
      <text:p text:style-name="P1"><text:s text:c="4"/>a = "itsource <text:s/>"</text:p>
      <text:p text:style-name="P1"><text:s text:c="4"/>b = 5</text:p>
      <text:p text:style-name="P1"><text:s text:c="4"/>s = times(a,b)</text:p>
      <text:p text:style-name="P1"><text:s text:c="4"/>print "The multiplication of {0} and {1} is: \n{2}".format(a,b,s)</text:p>
      <text:p text:style-name="P1"><text:s text:c="4"/></text:p>
      <text:p text:style-name="P1">注意：此处函数作用和上一个例子完全不同。</text:p>
      <text:p text:style-name="P1">- 字符串传给x,整数5传值给y</text:p>
      <text:p text:style-name="P1">- 在Python的定义中，我们不需要对参数和变量的类型做声明</text:p>
      <text:p text:style-name="P1">- 我们把times用作数字的乘法或序列的重复</text:p>
      <text:p text:style-name="P1">- times的作用取决于传递给它的值　(*)</text:p>
      <text:p text:style-name="P1"><text:s text:c="4"/></text:p>
      <text:p text:style-name="P1"/>
      <text:p text:style-name="P1"><text:s/>1.3 函数的参数</text:p>
      <text:p text:style-name="P1">函数的参数是一些Python对象，要放在函数名后的()</text:p>
      <text:p text:style-name="P1">内。</text:p>
      <text:p text:style-name="P1">函数的参数分为形式参数(形参)和实际参数(实参)。</text:p>
      <text:p text:style-name="P1"/>
      <text:p text:style-name="P1"><text:s/>1.3.1 形式参数</text:p>
      <text:p text:style-name="P1">形参写在定义中，位于函数名后的括号里。如函数的定义</text:p>
      <text:p text:style-name="P1"/>
      <text:p text:style-name="P1"><text:s text:c="4"/>&gt;&gt;&gt; def times(x,y):</text:p>
      <text:p text:style-name="P1"><text:s text:c="4"/>... <text:s text:c="3"/>result = x * y</text:p>
      <text:p text:style-name="P1"><text:s text:c="4"/>... <text:s text:c="3"/>return result</text:p>
      <text:p text:style-name="P1"><text:s text:c="4"/>...</text:p>
      <text:p text:style-name="P1"><text:s text:c="4"/></text:p>
      <text:p text:style-name="P1">其中， x,y 是形参。</text:p>
      <text:p text:style-name="P1"/>
      <text:p text:style-name="P1">使用形参的原因:</text:p>
      <text:p text:style-name="P1"/>
      <text:p text:style-name="P1">- 对大多数函数，它们要完成其功能需要未知数据参与 </text:p>
      <text:p text:style-name="P1">- 在定义函数时此未知数据尚未确定，只有在使用该功能时未知数据才能够确定　（例）</text:p>
      <text:p text:style-name="P1"/>
      <text:p text:style-name="P1"/>
      <text:p text:style-name="P1"><text:s/>1.3.2 实际参数</text:p>
      <text:p text:style-name="P1">调用函数时，需要把形式参数换成实际参数</text:p>
      <text:p text:style-name="P1"><text:s text:c="4"/></text:p>
      <text:p text:style-name="P1"><text:s text:c="4"/>&gt;&gt;&gt; s = times(a,b)</text:p>
      <text:p text:style-name="P1"/>
      <text:p text:style-name="P1">此例中，a,b是实参。</text:p>
      <text:p text:style-name="P1"/>
      <text:p text:style-name="P1">注意：</text:p>
      <text:p text:style-name="P1">1. 实际参数要与形参的顺序一致</text:p>
      <text:p text:style-name="P1">2. 参数可以有一个或多个，也可以没有参数</text:p>
      <text:p text:style-name="P1"><text:soft-page-break/>3. 如果没有参数，()需要保留</text:p>
      <text:p text:style-name="P1"><text:s text:c="4"/></text:p>
      <text:p text:style-name="P1"/>
      <text:p text:style-name="P1"><text:s/>1.4 函数的返回值</text:p>
      <text:p text:style-name="P1"><text:s/>1.4.1 函数返回值的含义</text:p>
      <text:p text:style-name="P1">函数的return语句返回的一个变量的值到调用该函数的地方。</text:p>
      <text:p text:style-name="P1">该返回值的类型就是这个变量所指向的对象的类型。</text:p>
      <text:p text:style-name="P1"/>
      <text:p text:style-name="P1"><text:s/>1.4.2 为什么需要函数的返回值</text:p>
      <text:p text:style-name="P1">函数的执行结果需要被使用。</text:p>
      <text:p text:style-name="P1">举例如下：</text:p>
      <text:p text:style-name="P1"/>
      <text:p text:style-name="P1">例6.含有return语句的函数</text:p>
      <text:p text:style-name="P1"/>
      <text:p text:style-name="P1"><text:s text:c="4"/>&gt;&gt;&gt; def add_numbers(x,y):</text:p>
      <text:p text:style-name="P1"><text:s text:c="4"/>... <text:s text:c="4"/>result = x + y</text:p>
      <text:p text:style-name="P1"><text:s text:c="4"/>... <text:s text:c="4"/>return result</text:p>
      <text:p text:style-name="P1"><text:s text:c="4"/>... </text:p>
      <text:p text:style-name="P1"><text:s text:c="4"/>&gt;&gt;&gt; z = add_numbers(3,5)</text:p>
      <text:p text:style-name="P1"><text:s text:c="4"/>&gt;&gt;&gt; z</text:p>
      <text:p text:style-name="P1"><text:s text:c="4"/>8</text:p>
      <text:p text:style-name="P1"><text:s text:c="4"/>&gt;&gt;&gt; type(z)</text:p>
      <text:p text:style-name="P1"><text:s text:c="4"/>&lt;type 'int'&gt;</text:p>
      <text:p text:style-name="P1"/>
      <text:p text:style-name="P1">函数末尾也可以没有return语句。</text:p>
      <text:p text:style-name="P1">如果没有return语句，则函数返回None类型对象。</text:p>
      <text:p text:style-name="P1"/>
      <text:p text:style-name="P1">例7. 定义函数</text:p>
      <text:p text:style-name="P1"/>
      <text:p text:style-name="P1"><text:s text:c="4"/>&gt;&gt;&gt; def my_print():</text:p>
      <text:p text:style-name="P1"><text:s text:c="4"/>... <text:s text:c="4"/>print "This is a function."</text:p>
      <text:p text:style-name="P1"><text:s text:c="4"/>...</text:p>
      <text:p text:style-name="P1"/>
      <text:p text:style-name="P1">调用my_print()</text:p>
      <text:p text:style-name="P1"/>
      <text:p text:style-name="P1"><text:s text:c="4"/>&gt;&gt;&gt;my_print()</text:p>
      <text:p text:style-name="P1"><text:s text:c="4"/>&gt;&gt;&gt;a = my_print()</text:p>
      <text:p text:style-name="P1"><text:s text:c="4"/>&gt;&gt;&gt;a</text:p>
      <text:p text:style-name="P1"><text:s text:c="4"/>&gt;&gt;&gt;type(a)</text:p>
      <text:p text:style-name="P1"><text:s text:c="4"/></text:p>
      <text:p text:style-name="P1">运行结果如下：</text:p>
      <text:p text:style-name="P1"/>
      <text:p text:style-name="P1"><text:s text:c="4"/>&gt;&gt;&gt; my_print()</text:p>
      <text:p text:style-name="P1"><text:s text:c="4"/>This is a function!</text:p>
      <text:p text:style-name="P1"><text:s text:c="4"/>&gt;&gt;&gt; a = my_print()</text:p>
      <text:p text:style-name="P1"><text:s text:c="4"/>This is a function!</text:p>
      <text:p text:style-name="P1"><text:s text:c="4"/>&gt;&gt;&gt; a</text:p>
      <text:p text:style-name="P1"><text:s text:c="4"/>&gt;&gt;&gt; type(a)</text:p>
      <text:p text:style-name="P1"><text:s text:c="4"/>&lt;type 'NoneType'&gt;</text:p>
      <text:p text:style-name="P1"/>
      <text:p text:style-name="P1"/>
      <text:p text:style-name="P1">注意：</text:p>
      <text:p text:style-name="P1"><text:soft-page-break/></text:p>
      <text:p text:style-name="P1">- 如果函数末尾没有return语句，则返回None类型对象。</text:p>
      <text:p text:style-name="P1"/>
      <text:p text:style-name="P1"><text:s/>1.5 位置参数和关键字参数</text:p>
      <text:p text:style-name="P1">关键字参数可以给函数的使用带来很大的灵活性。</text:p>
      <text:p text:style-name="P1">利用关键字参数，实参的位置不再需要和形参的位置一一对应。</text:p>
      <text:p text:style-name="P1"/>
      <text:p text:style-name="P1">例8.</text:p>
      <text:p text:style-name="P1"/>
      <text:p text:style-name="P1"><text:s text:c="4"/>&gt;&gt;&gt; def substract_numbers(x=1,y=2):</text:p>
      <text:p text:style-name="P1"><text:s text:c="4"/>... <text:s text:c="4"/>result = x - y</text:p>
      <text:p text:style-name="P1"><text:s text:c="4"/>... <text:s text:c="4"/>return result</text:p>
      <text:p text:style-name="P1"><text:s text:c="4"/>... </text:p>
      <text:p text:style-name="P1"><text:s text:c="4"/>&gt;&gt;&gt; substract_numbers(y=3,x=2)</text:p>
      <text:p text:style-name="P1"><text:s text:c="4"/>-1</text:p>
      <text:p text:style-name="P1"><text:s text:c="4"/></text:p>
      <text:p text:style-name="P1">注意:</text:p>
      <text:p text:style-name="P1">1. 定义函数时形参的值为关键字参数的默认值，执行函数时形参的值可以改变</text:p>
      <text:p text:style-name="P1">2. 运行时，实参的位置（顺序）和形参的位置（顺序）不必一致 <text:s text:c="3"/></text:p>
      <text:p text:style-name="P1"><text:s text:c="4"/></text:p>
      <text:p text:style-name="P1"/>
      <text:p text:style-name="P1">函数中可以既有位置参数，又有关键字参数。</text:p>
      <text:p text:style-name="P1"/>
      <text:p text:style-name="P1">例9. 定义函数</text:p>
      <text:p text:style-name="P1"/>
      <text:p text:style-name="P1"><text:s text:c="4"/>&gt;&gt;&gt; def my_function(x, y, z=2.5):</text:p>
      <text:p text:style-name="P1"><text:tab/>... <text:s text:c="3"/>if z &lt; 2:</text:p>
      <text:p text:style-name="P1"><text:tab/>... <text:s text:c="7"/>return x + y + z</text:p>
      <text:p text:style-name="P1"><text:tab/>... <text:s text:c="3"/>else:</text:p>
      <text:p text:style-name="P1"><text:s/><text:tab/>... <text:s text:c="7"/>return z / (x + y)</text:p>
      <text:p text:style-name="P1"><text:s/><text:tab/>...</text:p>
      <text:p text:style-name="P1"/>
      <text:p text:style-name="P1">注意：</text:p>
      <text:p text:style-name="P1"/>
      <text:p text:style-name="P1">- 函数可以有位置参数和一些关键字参数；</text:p>
      <text:p text:style-name="P1">- 关键字参数必须位于位置参数之后;</text:p>
      <text:p text:style-name="P1"/>
      <text:p text:style-name="P1"/>
      <text:p text:style-name="P1"><text:s/>1.6 Python对象的方法</text:p>
      <text:p text:style-name="P1"/>
      <text:p text:style-name="P1">一般地，Python对象都有一些附属的函数，称为该对象的方法。方法可以访问该对象的内部数据。方法的调用方法如下：</text:p>
      <text:p text:style-name="P1"/>
      <text:p text:style-name="P1"><text:s text:c="4"/>object.some_method(x, y)</text:p>
      <text:p text:style-name="P1"/>
      <text:p text:style-name="P1"><text:s/>方法举例</text:p>
      <text:p text:style-name="P1">例10.</text:p>
      <text:p text:style-name="P1"/>
      <text:p text:style-name="P1"><text:s text:c="4"/>&gt;&gt;&gt; s = 'LOVE'</text:p>
      <text:p text:style-name="P1"><text:s text:c="4"/>&gt;&gt;&gt; result = s.lower()</text:p>
      <text:p text:style-name="P1"><text:s text:c="4"/>&gt;&gt;&gt; lis = [1, 2, 5, -3]</text:p>
      <text:p text:style-name="P1"><text:s text:c="4"/>&gt;&gt;&gt; lis.append(7)</text:p>
      <text:p text:style-name="P1"><text:soft-page-break/><text:s text:c="4"/>&gt;&gt;&gt; lis.reverse()</text:p>
      <text:p text:style-name="P1"><text:s text:c="4"/>&gt;&gt;&gt; lis.pop(2)</text:p>
      <text:p text:style-name="P1"><text:s text:c="4"/>&gt;&gt;&gt; lis.remove(-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1:55:32.695798054</meta:creation-date>
    <dc:date>2017-11-30T11:58:21.737143283</dc:date>
    <meta:editing-duration>PT2M50S</meta:editing-duration>
    <meta:editing-cycles>1</meta:editing-cycles>
    <meta:document-statistic meta:table-count="0" meta:image-count="0" meta:object-count="0" meta:page-count="7" meta:paragraph-count="232" meta:word-count="2053" meta:character-count="4498" meta:non-whitespace-character-count="3592"/>
    <meta:generator>LibreOffice/5.0.3.2$Linux_X86_64 LibreOffice_project/00m0$Build-2</meta:generator>
  </office:meta>
</office:document-meta>
</file>